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75pt"/>
    </style:style>
    <style:style style:name="co4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43"/>
    <style:style style:name="ce22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2" table:default-cell-style-name="ce6"/>
        <table:table-column table:style-name="co4" table:default-cell-style-name="Default"/>
        <table:table-column table:style-name="co3" table:number-columns-repeated="11" table:default-cell-style-name="Default"/>
        <table:table-column table:style-name="co3" table:number-columns-repeated="2" table:default-cell-style-name="ce17"/>
        <table:table-column table:style-name="co3" table:number-columns-repeated="1009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ong</text:p>
          </table:table-cell>
          <table:table-cell table:style-name="ce10" office:value-type="date" office:date-value="2019-01-23" calcext:value-type="date">
            <text:p>01/23/19</text:p>
          </table:table-cell>
          <table:table-cell table:style-name="ce10" office:value-type="date" office:date-value="2019-01-22" calcext:value-type="date">
            <text:p>01/22/19</text:p>
          </table:table-cell>
          <table:table-cell table:style-name="ce10" office:value-type="date" office:date-value="2019-01-20" calcext:value-type="date">
            <text:p>01/20/19</text:p>
          </table:table-cell>
          <table:table-cell table:style-name="ce10" office:value-type="date" office:date-value="2019-11-21" calcext:value-type="date">
            <text:p>11/21/19</text:p>
          </table:table-cell>
          <table:table-cell table:style-name="ce10" table:formula="of:=[.H1]+2" office:value-type="date" office:date-value="2019-01-15" calcext:value-type="date">
            <text:p>01/15/19</text:p>
          </table:table-cell>
          <table:table-cell table:style-name="ce10" table:formula="of:=[.I1]+1" office:value-type="date" office:date-value="2019-01-13" calcext:value-type="date">
            <text:p>01/13/19</text:p>
          </table:table-cell>
          <table:table-cell table:style-name="ce10" table:formula="of:=[.J1]+1" office:value-type="date" office:date-value="2019-01-12" calcext:value-type="date">
            <text:p>01/12/19</text:p>
          </table:table-cell>
          <table:table-cell table:style-name="ce10" table:formula="of:=[.K1]+1" office:value-type="date" office:date-value="2019-01-11" calcext:value-type="date">
            <text:p>01/11/19</text:p>
          </table:table-cell>
          <table:table-cell table:style-name="ce10" table:formula="of:=[.L1]+1" office:value-type="date" office:date-value="2019-01-10" calcext:value-type="date">
            <text:p>01/10/19</text:p>
          </table:table-cell>
          <table:table-cell table:style-name="ce10" table:formula="of:=[.M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2" table:number-columns-repeated="991"/>
        </table:table-row>
        <table:table-row table:style-name="ro1">
          <table:table-cell table:style-name="ce2" office:value-type="string" calcext:value-type="string">
            <text:p>Start Time</text:p>
          </table:table-cell>
          <table:table-cell table:style-name="ce7"/>
          <table:table-cell table:style-name="ce11" office:value-type="time" office:time-value="PT20H15M00S" calcext:value-type="time">
            <text:p>08:15:00 PM</text:p>
          </table:table-cell>
          <table:table-cell table:style-name="ce11" office:value-type="time" office:time-value="PT21H25M00S" calcext:value-type="time">
            <text:p>09:25:00 PM</text:p>
          </table:table-cell>
          <table:table-cell table:style-name="ce11" office:value-type="time" office:time-value="PT10H56M00S" calcext:value-type="time">
            <text:p>10:56:00 AM</text:p>
          </table:table-cell>
          <table:table-cell table:style-name="ce11" office:value-type="time" office:time-value="PT21H53M00S" calcext:value-type="time">
            <text:p>09:53:00 PM</text:p>
          </table:table-cell>
          <table:table-cell table:style-name="ce11" office:value-type="time" office:time-value="PT05H01M00S" calcext:value-type="time">
            <text:p>05:01:00 AM</text:p>
          </table:table-cell>
          <table:table-cell table:number-columns-repeated="2" table:style-name="ce11" office:value-type="time" office:time-value="PT15H28M00S" calcext:value-type="time">
            <text:p>03:28:00 P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21H45M00S" calcext:value-type="time">
            <text:p>09:45:00 PM</text:p>
          </table:table-cell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6" office:value-type="time" office:time-value="PT21H00M00S" calcext:value-type="time">
            <text:p>09:00:00 PM</text:p>
          </table:table-cell>
          <table:table-cell table:style-name="ce19" office:value-type="time" office:time-value="PT18H33M00S" calcext:value-type="time">
            <text:p>06:33:00 PM</text:p>
          </table:table-cell>
          <table:table-cell table:style-name="ce20" office:value-type="time" office:time-value="PT17H39M00S" calcext:value-type="time">
            <text:p>05:39:00 PM</text:p>
          </table:table-cell>
          <table:table-cell table:style-name="ce20" office:value-type="time" office:time-value="PT23H00M00S" calcext:value-type="time">
            <text:p>11:00:00 PM</text:p>
          </table:table-cell>
          <table:table-cell table:style-name="ce20" office:value-type="time" office:time-value="PT20H46M00S" calcext:value-type="time">
            <text:p>08:46:00 PM</text:p>
          </table:table-cell>
          <table:table-cell table:style-name="ce20" office:value-type="time" office:time-value="PT19H15M00S" calcext:value-type="time">
            <text:p>07:15:00 PM</text:p>
          </table:table-cell>
          <table:table-cell table:style-name="ce22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7" table:number-columns-repeated="991"/>
        </table:table-row>
        <table:table-row table:style-name="ro2">
          <table:table-cell table:style-name="ce3" office:value-type="string" calcext:value-type="string">
            <text:p>Warm up 1</text:p>
          </table:table-cell>
          <table:table-cell table:style-name="ce8" table:number-columns-repeated="12"/>
          <table:table-cell table:style-name="Default" table:number-columns-repeated="2"/>
          <table:table-cell table:number-columns-repeated="4"/>
          <table:table-cell table:style-name="ce23" table:number-columns-repeated="144"/>
          <table:table-cell table:style-name="ce8" table:number-columns-repeated="861"/>
        </table:table-row>
        <table:table-row table:style-name="ro1">
          <table:table-cell table:style-name="ce4"/>
          <table:table-cell office:value-type="string" calcext:value-type="string">
            <text:p>Ramones</text:p>
          </table:table-cell>
          <table:table-cell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Am Pentatonic Scale</text:p>
          </table:table-cell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992"/>
        </table:table-row>
        <table:table-row table:style-name="ro1">
          <table:table-cell table:style-name="ce5"/>
          <table:table-cell office:value-type="string" calcext:value-type="string">
            <text:p>Do Re Me Scale</text:p>
          </table:table-cell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95"/>
        </table:table-row>
        <table:table-row table:style-name="ro1">
          <table:table-cell table:style-name="ce5"/>
          <table:table-cell office:value-type="string" calcext:value-type="string">
            <text:p>Em Scale Run</text:p>
          </table:table-cell>
          <table:table-cell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95"/>
        </table:table-row>
        <table:table-row table:style-name="ro1">
          <table:table-cell table:style-name="ce4"/>
          <table:table-cell office:value-type="string" calcext:value-type="string">
            <text:p>Am Pentatonic Scale in 5ths</text:p>
          </table:table-cell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95"/>
        </table:table-row>
        <table:table-row table:style-name="ro3">
          <table:table-cell table:style-name="ce3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Justin’s Blues Test</text:p>
          </table:table-cell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94"/>
        </table:table-row>
        <table:table-row table:style-name="ro1">
          <table:table-cell table:style-name="ce5"/>
          <table:table-cell office:value-type="string" calcext:value-type="string">
            <text:p>Peg – Fast Run</text:p>
          </table:table-cell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96"/>
        </table:table-row>
        <table:table-row table:style-name="ro1">
          <table:table-cell table:style-name="ce4"/>
          <table:table-cell office:value-type="string" calcext:value-type="string">
            <text:p>How to tap</text:p>
          </table:table-cell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96"/>
        </table:table-row>
        <table:table-row table:style-name="ro4">
          <table:table-cell table:style-name="ce3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Cities On Flame With Rock and Roll</text:p>
          </table:table-cell>
          <table:table-cell table:number-columns-repeated="11"/>
          <table:table-cell table:number-columns-repeated="3" table:style-name="ce12" office:value-type="string" calcext:value-type="string">
            <text:p>♫</text:p>
          </table:table-cell>
          <table:table-cell table:number-columns-repeated="1008"/>
        </table:table-row>
        <table:table-row table:style-name="ro1">
          <table:table-cell table:style-name="ce5"/>
          <table:table-cell office:value-type="string" calcext:value-type="string">
            <text:p>I Looked Away</text:p>
          </table:table-cell>
          <table:table-cell table:number-columns-repeated="11"/>
          <table:table-cell table:number-columns-repeated="2" table:style-name="ce12" office:value-type="string" calcext:value-type="string">
            <text:p>♫</text:p>
          </table:table-cell>
          <table:table-cell table:number-columns-repeated="1009"/>
        </table:table-row>
        <table:table-row table:style-name="ro1">
          <table:table-cell table:style-name="ce5"/>
          <table:table-cell office:value-type="string" calcext:value-type="string">
            <text:p>Crossroads</text:p>
          </table:table-cell>
          <table:table-cell table:number-columns-repeated="11"/>
          <table:table-cell table:number-columns-repeated="2" table:style-name="ce12" office:value-type="string" calcext:value-type="string">
            <text:p>♫</text:p>
          </table:table-cell>
          <table:table-cell table:number-columns-repeated="1009"/>
        </table:table-row>
        <table:table-row table:style-name="ro1">
          <table:table-cell table:style-name="ce5"/>
          <table:table-cell office:value-type="string" calcext:value-type="string">
            <text:p>Why Does Love Got To Be So Sad</text:p>
          </table:table-cell>
          <table:table-cell table:number-columns-repeated="11"/>
          <table:table-cell table:number-columns-repeated="2" table:style-name="ce12" office:value-type="string" calcext:value-type="string">
            <text:p>♫</text:p>
          </table:table-cell>
          <table:table-cell table:number-columns-repeated="1009"/>
        </table:table-row>
        <table:table-row table:style-name="ro1">
          <table:table-cell table:style-name="ce5"/>
          <table:table-cell office:value-type="string" calcext:value-type="string">
            <text:p>Dirty Love</text:p>
          </table:table-cell>
          <table:table-cell table:number-columns-repeated="11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94"/>
        </table:table-row>
        <table:table-row table:style-name="ro1">
          <table:table-cell table:style-name="ce5"/>
          <table:table-cell office:value-type="string" calcext:value-type="string">
            <text:p>Buck’s Boggie</text:p>
          </table:table-cell>
          <table:table-cell table:number-columns-repeated="11"/>
          <table:table-cell table:number-columns-repeated="2" table:style-name="ce12" office:value-type="string" calcext:value-type="string">
            <text:p>♫</text:p>
          </table:table-cell>
          <table:table-cell table:number-columns-repeated="1009"/>
        </table:table-row>
        <table:table-row table:style-name="ro1">
          <table:table-cell table:style-name="ce5"/>
          <table:table-cell office:value-type="string" calcext:value-type="string">
            <text:p>Paint It Black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996"/>
        </table:table-row>
        <table:table-row table:style-name="ro1">
          <table:table-cell table:style-name="ce5"/>
          <table:table-cell office:value-type="string" calcext:value-type="string">
            <text:p>Back In Black</text:p>
          </table:table-cell>
          <table:table-cell table:number-columns-repeated="11"/>
          <table:table-cell table:number-columns-repeated="2" table:style-name="ce12" office:value-type="string" calcext:value-type="string">
            <text:p>♫</text:p>
          </table:table-cell>
          <table:table-cell table:number-columns-repeated="1009"/>
        </table:table-row>
        <table:table-row table:style-name="ro1">
          <table:table-cell table:style-name="ce5"/>
          <table:table-cell office:value-type="string" calcext:value-type="string">
            <text:p>Peg 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5"/>
          <table:table-cell office:value-type="string" calcext:value-type="string">
            <text:p>I Feel Fine</text:p>
          </table:table-cell>
          <table:table-cell table:number-columns-repeated="25"/>
          <table:table-cell table:style-name="ce12" office:value-type="string" calcext:value-type="string">
            <text:p>♫</text:p>
          </table:table-cell>
          <table:table-cell table:number-columns-repeated="996"/>
        </table:table-row>
        <table:table-row table:style-name="ro1">
          <table:table-cell table:style-name="ce5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Some Girls Are Bigger Than Others</text:p>
          </table:table-cell>
          <table:table-cell table:number-columns-repeated="16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995"/>
        </table:table-row>
        <table:table-row table:style-name="ro1">
          <table:table-cell table:style-name="ce5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Giant Steps</text:p>
          </table:table-cell>
          <table:table-cell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 table:style-name="ce13" office:value-type="string" calcext:value-type="string">
            <text:p>♫</text:p>
          </table:table-cell>
          <table:table-cell table:number-columns-repeated="1015"/>
        </table:table-row>
        <table:table-row table:style-name="ro1">
          <table:table-cell table:style-name="ce5"/>
          <table:table-cell office:value-type="string" calcext:value-type="string">
            <text:p>Jetson’s Theme</text:p>
          </table:table-cell>
          <table:table-cell table:style-name="ce12" office:value-type="string" calcext:value-type="string">
            <text:p>♫</text:p>
          </table:table-cell>
          <table:table-cell table:style-name="ce13" office:value-type="string" calcext:value-type="string">
            <text:p>♫</text:p>
          </table:table-cell>
          <table:table-cell table:style-name="ce13" table:number-columns-repeated="5"/>
          <table:table-cell table:number-columns-repeated="1015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Rhythmbox Practice List</text:p>
          </table:table-cell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91"/>
        </table:table-row>
        <table:table-row table:style-name="ro1">
          <table:table-cell table:style-name="ce5"/>
          <table:table-cell office:value-type="string" calcext:value-type="string">
            <text:p>Notebook</text:p>
          </table:table-cell>
          <table:table-cell table:number-columns-repeated="8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91"/>
        </table:table-row>
        <table:table-row table:style-name="ro1">
          <table:table-cell table:style-name="ce5"/>
          <table:table-cell table:style-name="ce9" office:value-type="string" calcext:value-type="string">
            <text:p>1 2 5</text:p>
          </table:table-cell>
          <table:table-cell table:style-name="ce9" table:number-columns-repeated="11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5"/>
          <table:table-cell office:value-type="string" calcext:value-type="string">
            <text:p>I’m Not Talking</text:p>
          </table:table-cell>
          <table:table-cell table:number-columns-repeated="15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5"/>
          <table:table-cell office:value-type="string" calcext:value-type="string">
            <text:p>Little Girl</text:p>
          </table:table-cell>
          <table:table-cell table:number-columns-repeated="15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5"/>
          <table:table-cell office:value-type="string" calcext:value-type="string">
            <text:p>Ain’t It Fun</text:p>
          </table:table-cell>
          <table:table-cell table:number-columns-repeated="15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1003"/>
        </table:table-row>
        <table:table-row table:style-name="ro1">
          <table:table-cell table:style-name="ce5"/>
          <table:table-cell office:value-type="string" calcext:value-type="string">
            <text:p>A Warrior’s Call</text:p>
          </table:table-cell>
          <table:table-cell table:number-columns-repeated="15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99"/>
        </table:table-row>
        <table:table-row table:style-name="ro1">
          <table:table-cell table:style-name="ce5"/>
          <table:table-cell office:value-type="string" calcext:value-type="string">
            <text:p>Cat Scratch Fever</text:p>
          </table:table-cell>
          <table:table-cell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1"/>
          <table:table-cell table:style-name="ce12" table:number-columns-repeated="6"/>
          <table:table-cell/>
          <table:table-cell table:style-name="ce12"/>
          <table:table-cell table:number-columns-repeated="999"/>
        </table:table-row>
        <table:table-row table:style-name="ro1">
          <table:table-cell table:style-name="ce5"/>
          <table:table-cell office:value-type="string" calcext:value-type="string">
            <text:p>Noodling</text:p>
          </table:table-cell>
          <table:table-cell table:number-columns-repeated="15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999"/>
        </table:table-row>
        <table:table-row table:style-name="ro1">
          <table:table-cell table:style-name="ce4"/>
          <table:table-cell table:number-columns-repeated="12"/>
          <table:table-cell table:style-name="ce18" office:value-type="time" office:time-value="PT21H54M00S" calcext:value-type="time">
            <text:p>09:54:00 PM</text:p>
          </table:table-cell>
          <table:table-cell/>
          <table:table-cell table:style-name="ce21" office:value-type="time" office:time-value="PT19H29M00S" calcext:value-type="time">
            <text:p>07:29:00 PM</text:p>
          </table:table-cell>
          <table:table-cell/>
          <table:table-cell table:style-name="ce21" office:value-type="time" office:time-value="PT23H06M00S" calcext:value-type="time">
            <text:p>11:06:00 PM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Open G Tuning</text:p>
          </table:table-cell>
          <table:table-cell table:number-columns-repeated="14"/>
          <table:table-cell office:value-type="string" calcext:value-type="string">
            <text:p>+ Playing</text:p>
          </table:table-cell>
          <table:table-cell table:number-columns-repeated="2"/>
          <table:table-cell table:style-name="ce21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9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23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9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5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5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5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5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5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5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5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5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5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5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5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5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0/00/0000</text:date>, <text:time style:data-style-name="N2" text:time-value="20:45:03.220149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1-23T21:48:54.627586729</dc:date>
    <meta:editing-duration>P6DT8H13M55S</meta:editing-duration>
    <meta:editing-cycles>50</meta:editing-cycles>
    <meta:document-statistic meta:table-count="2" meta:cell-count="324" meta:object-count="0"/>
  </office:meta>
</office:document-meta>
</file>